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D00000A7A00000A77E5963A509A094543.svm" manifest:media-type=""/>
  <manifest:file-entry manifest:full-path="Pictures/2000000D000029F700000A65220CEF3C117487C3.svm" manifest:media-type=""/>
  <manifest:file-entry manifest:full-path="Pictures/10000000000000B1000000B149F2897ED146D50B.jpg" manifest:media-type="image/jpeg"/>
  <manifest:file-entry manifest:full-path="Pictures/100000000000027D0000009DC0115F35EC17CB10.jpg" manifest:media-type="image/jpeg"/>
  <manifest:file-entry manifest:full-path="Pictures/100000000000031A000004639837516C7E1B8F2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dvP6EC0" svg:font-family="AdvP6EC0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0.737cm" table:align="margins" style:writing-mode="lr-tb"/>
    </style:style>
    <style:style style:name="Tableau2.A" style:family="table-column">
      <style:table-column-properties style:column-width="10.737cm" style:rel-column-width="65535*"/>
    </style:style>
    <style:style style:name="Tableau2.1" style:family="table-row">
      <style:table-row-properties style:row-height="4.764cm" fo:keep-together="always"/>
    </style:style>
    <style:style style:name="Tableau2.A1" style:family="table-cell">
      <style:table-cell-properties style:vertical-align="top" fo:padding="0cm" fo:border="none" style:writing-mode="lr-tb"/>
    </style:style>
    <style:style style:name="Tableau1" style:family="table">
      <style:table-properties style:width="10.737cm" table:align="margins" style:writing-mode="lr-tb"/>
    </style:style>
    <style:style style:name="Tableau1.A" style:family="table-column">
      <style:table-column-properties style:column-width="10.737cm" style:rel-column-width="65535*"/>
    </style:style>
    <style:style style:name="Tableau1.1" style:family="table-row">
      <style:table-row-properties style:row-height="7.144cm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3" style:family="table" style:master-page-name="Dernière_20_De_20_Couverture">
      <style:table-properties style:width="16.233cm" fo:margin-left="-0.123cm" style:page-number="auto" table:align="left" style:writing-mode="lr-tb"/>
    </style:style>
    <style:style style:name="Tableau3.A" style:family="table-column">
      <style:table-column-properties style:column-width="16.233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>
        <style:tab-stops>
          <style:tab-stop style:position="5.927cm"/>
        </style:tab-stops>
      </style:paragraph-properties>
      <style:text-properties fo:font-size="12pt" style:font-size-asian="12pt" style:font-name-complex="Arial"/>
    </style:style>
    <style:style style:name="P4" style:family="paragraph" style:parent-style-name="Standard">
      <style:paragraph-properties style:snap-to-layout-gri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style:snap-to-layout-grid="false"/>
      <style:text-properties officeooo:rsid="0002d701" officeooo:paragraph-rsid="0002d701"/>
    </style:style>
    <style:style style:name="P6" style:family="paragraph" style:parent-style-name="Standard">
      <style:paragraph-properties fo:margin-top="0.212cm" fo:margin-bottom="0cm" loext:contextual-spacing="false"/>
    </style:style>
    <style:style style:name="P7" style:family="paragraph" style:parent-style-name="Standard">
      <style:paragraph-properties fo:margin-top="0.212cm" fo:margin-bottom="0cm" loext:contextual-spacing="false"/>
      <style:text-properties fo:font-size="12pt" fo:font-weight="bold" style:font-size-asian="12pt" style:font-weight-asian="bold"/>
    </style:style>
    <style:style style:name="P8" style:family="paragraph" style:parent-style-name="Text_20_body">
      <style:paragraph-properties fo:text-align="center" style:justify-single-word="false" style:snap-to-layout-grid="false"/>
    </style:style>
    <style:style style:name="P9" style:family="paragraph" style:parent-style-name="Text_20_body">
      <style:text-properties officeooo:rsid="00032e54" officeooo:paragraph-rsid="00032e54"/>
    </style:style>
    <style:style style:name="P10" style:family="paragraph" style:parent-style-name="Contents_20_3">
      <style:paragraph-properties>
        <style:tab-stops>
          <style:tab-stop style:position="16.635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6.988cm" style:type="right" style:leader-style="dotted" style:leader-text="."/>
        </style:tab-stops>
      </style:paragraph-properties>
    </style:style>
    <style:style style:name="P13" style:family="paragraph" style:parent-style-name="Retrait_20_corps_20_de_20_texte_20_2">
      <style:paragraph-properties fo:text-align="start" style:justify-single-word="false"/>
    </style:style>
    <style:style style:name="P14" style:family="paragraph" style:parent-style-name="Heading_20_1">
      <style:text-properties officeooo:rsid="0002d701" officeooo:paragraph-rsid="0002d701"/>
    </style:style>
    <style:style style:name="P15" style:family="paragraph" style:parent-style-name="Heading_20_1" style:master-page-name="Right_20_Page">
      <style:paragraph-properties style:page-number="auto"/>
      <style:text-properties officeooo:rsid="00061893" officeooo:paragraph-rsid="00061893"/>
    </style:style>
    <style:style style:name="P16" style:family="paragraph" style:parent-style-name="Heading_20_2">
      <style:text-properties officeooo:rsid="00064668" officeooo:paragraph-rsid="00064668"/>
    </style:style>
    <style:style style:name="P17" style:family="paragraph" style:parent-style-name="Standard" style:master-page-name="Première_20_de_20_Couverture">
      <style:paragraph-properties style:page-number="1"/>
    </style:style>
    <style:style style:name="P18" style:family="paragraph" style:parent-style-name="Standard">
      <style:text-properties fo:color="#262626" style:text-outline="false" style:font-name="Georgia" fo:font-size="14pt" fo:letter-spacing="normal" style:letter-kerning="false" style:font-size-asian="14pt"/>
    </style:style>
    <style:style style:name="P19" style:family="paragraph" style:parent-style-name="Heading_20_3">
      <style:text-properties officeooo:rsid="00064668" officeooo:paragraph-rsid="00064668"/>
    </style:style>
    <style:style style:name="P20" style:family="paragraph" style:parent-style-name="Heading_20_3">
      <style:text-properties officeooo:rsid="0008d89c" officeooo:paragraph-rsid="0008d89c"/>
    </style:style>
    <style:style style:name="P21" style:family="paragraph" style:parent-style-name="Heading_20_4">
      <style:text-properties officeooo:rsid="000793c7" officeooo:paragraph-rsid="000793c7"/>
    </style:style>
    <style:style style:name="P22" style:family="paragraph" style:parent-style-name="Heading_20_4">
      <style:text-properties officeooo:rsid="0008d89c" officeooo:paragraph-rsid="0008d89c"/>
    </style:style>
    <style:style style:name="P23" style:family="paragraph" style:parent-style-name="Subtitle" style:master-page-name="Right_20_Page">
      <style:paragraph-properties style:page-number="auto"/>
    </style:style>
    <style:style style:name="P24" style:family="paragraph" style:parent-style-name="Préambule" style:master-page-name="Right_20_Page">
      <style:paragraph-properties style:page-number="auto"/>
    </style:style>
    <style:style style:name="P25" style:family="paragraph" style:parent-style-name="Text_20_body">
      <style:text-properties officeooo:rsid="00061893" officeooo:paragraph-rsid="00061893"/>
    </style:style>
    <style:style style:name="P26" style:family="paragraph" style:parent-style-name="Text_20_body">
      <style:text-properties officeooo:paragraph-rsid="00061893"/>
    </style:style>
    <style:style style:name="P27" style:family="paragraph" style:parent-style-name="Text_20_body">
      <style:text-properties officeooo:paragraph-rsid="00064668"/>
    </style:style>
    <style:style style:name="P28" style:family="paragraph" style:parent-style-name="Text_20_body">
      <style:text-properties officeooo:paragraph-rsid="000793c7"/>
    </style:style>
    <style:style style:name="P29" style:family="paragraph" style:parent-style-name="Text_20_body">
      <style:text-properties officeooo:paragraph-rsid="0008d89c"/>
    </style:style>
    <style:style style:name="T1" style:family="text">
      <style:text-properties officeooo:rsid="0002d701"/>
    </style:style>
    <style:style style:name="T2" style:family="text">
      <style:text-properties officeooo:rsid="00061893"/>
    </style:style>
    <style:style style:name="T3" style:family="text">
      <style:text-properties officeooo:rsid="00064668"/>
    </style:style>
    <style:style style:name="T4" style:family="text">
      <style:text-properties officeooo:rsid="0008d89c"/>
    </style:style>
    <style:style style:name="fr1" style:family="graphic" style:parent-style-name="Frame">
      <style:graphic-properties fo:margin-left="0cm" fo:margin-right="0.25cm" style:wrap="dynamic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0.1" text:name="NuméroVersion"/>
        <text:user-field-decl office:value-type="string" office:string-value="Etude et implémentation de l'algorithme des k-means" text:name="TitreDocument"/>
        <text:user-field-decl office:value-type="string" office:string-value="20/11/2016" text:name="DateVersion"/>
        <text:user-field-decl office:value-type="string" office:string-value="Formation d'ingénieur" text:name="Entité"/>
        <text:user-field-decl office:value-type="string" office:string-value="2016-2017&#10;" text:name="AnnéeScolaire"/>
        <text:user-field-decl office:value-type="string" office:string-value="Rapport" text:name="TypeDocument"/>
      </text:user-field-decls>
      <text:p text:style-name="P17"><draw:frame draw:style-name="fr1" draw:name="Cadre2" text:anchor-type="paragraph" svg:x="6.588cm" svg:y="4.86cm" svg:width="10.737cm" draw:z-index="1"><draw:text-box fo:min-height="0.37cm"><table:table table:name="Tableau2" table:style-name="Tableau2"><table:table-column table:style-name="Tableau2.A"/><table:table-row table:style-name="Tableau2.1"><table:table-cell table:style-name="Tableau2.A1" office:value-type="string"><text:p text:style-name="P5">CHICHE Benjamin</text:p><text:p text:style-name="P2"><text:span text:style-name="T1">benjamin.chiche</text:span><text:a xlink:type="simple" xlink:href="mailto:auteur1@telecom-bretagne.eu" text:style-name="Internet_20_link" text:visited-style-name="Visited_20_Internet_20_Link">@telecom-bretagne.eu</text:a></text:p><text:p text:style-name="P2"/><text:p text:style-name="P5">LEROY Rémy</text:p><text:p text:style-name="P2"><text:span text:style-name="T1">remy.leroy</text:span><text:a xlink:type="simple" xlink:href="mailto:auteur1@telecom-bretagne.eu" text:style-name="Internet_20_link" text:visited-style-name="Visited_20_Internet_20_Link">@telecom-bretagne.eu</text:a></text:p><text:p text:style-name="P2"/><text:p text:style-name="P2"/></table:table-cell></table:table-row></table:table></draw:text-box></draw:frame><draw:frame draw:style-name="fr1" draw:name="Cadre1" text:anchor-type="paragraph" svg:x="6.659cm" svg:y="13.762cm" svg:width="10.737cm" draw:z-index="0"><draw:text-box fo:min-height="7.156cm"><table:table table:name="Tableau1" table:style-name="Tableau1"><table:table-column table:style-name="Tableau1.A"/><table:table-row table:style-name="Tableau1.1"><table:table-cell table:style-name="Tableau1.A1" office:value-type="string"><text:p text:style-name="P4"><text:bookmark-start text:name="Titre"/><text:user-field-input text:name="TitreDocument" text:description="Le titre du document">Etude et implémentation de l'algorithme des k-means</text:user-field-input><text:bookmark-end text:name="Titre"/></text:p><text:p text:style-name="P7"><text:user-field-input text:name="TypeDocument" text:description="Type du document">Rapport</text:user-field-input></text:p><text:p text:style-name="P6"><text:bookmark text:name="Service_émetteur"/></text:p><text:p text:style-name="P6"/><text:p text:style-name="P6"/><text:p text:style-name="P6">Version <text:user-field-input text:name="NuméroVersion" text:description="Numéro de version du document">0.1</text:user-field-input> - <text:user-field-input text:name="DateVersion" text:description="Date d'émission de cette version du document">20/11/2016</text:user-field-input></text:p><text:p text:style-name="P6"/><text:p text:style-name="P6"><text:user-field-input text:name="Entité" text:description="Entité de rattachement des auteurs">Formation d'ingénieur</text:user-field-input></text:p><text:p text:style-name="P6">Année scolaire <text:bookmark-start text:name="Date"/><text:user-field-input text:name="AnnéeScolaire" text:description="Année scolaire">2016-2017
</text:user-field-input><text:bookmark-end text:name="Date"/></text:p></table:table-cell></table:table-row></table:table></draw:text-box></draw:frame><draw:frame draw:style-name="fr3" draw:name="images4" text:anchor-type="paragraph" svg:x="6.588cm" svg:y="10.146cm" svg:width="10.744cm" svg:height="2.662cm" draw:z-index="2"><draw:image xlink:href="Pictures/2000000D000029F700000A65220CEF3C117487C3.svm" xlink:type="simple" xlink:show="embed" xlink:actuate="onLoad"/></draw:frame><draw:frame draw:style-name="fr3" draw:name="images5" text:anchor-type="paragraph" svg:x="6.572cm" svg:y="21.034cm" svg:width="2.683cm" svg:height="2.679cm" draw:z-index="3"><draw:image xlink:href="Pictures/2000000D00000A7A00000A77E5963A509A094543.svm" xlink:type="simple" xlink:show="embed" xlink:actuate="onLoad"/></draw:frame></text:p>
      <text:p text:style-name="Standard"/>
      <text:h text:style-name="P24" text:outline-level="1"><text:bookmark-start text:name="__RefHeading__20344_1162629425"/>Résumé<text:bookmark-end text:name="__RefHeading__20344_1162629425"/></text:h>
      <text:p text:style-name="Text_20_body">Ce document est un modèle de rapport respectant la charte graphique de Télécom Bretagne.</text:p>
      <text:p text:style-name="Text_20_body"/>
      <text:p text:style-name="Text_20_body">Mots clés : traitement de texte, styles, modèles</text:p>
      <text:h text:style-name="Préambule" text:outline-level="1"><text:span text:style-name="Citation"/></text:h>
      <text:table-of-content text:style-name="Sect1" text:protected="true" text:name="Table des matières1">
        <text:table-of-content-source text:outline-level="3" text:use-index-source-styles="true">
          <text:index-title-template text:style-name="Subtitle">Sommair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Subtitle"/>
          </text:index-source-styles>
        </text:table-of-content-source>
        <text:index-body>
          <text:index-title text:style-name="Sect1" text:name="Table des matières1_Head">
            <text:p text:style-name="Subtitle">Sommaire</text:p>
          </text:index-title>
          <text:p text:style-name="P12"><text:a xlink:type="simple" xlink:href="#__RefHeading__20344_1162629425" text:style-name="Internet_20_link" text:visited-style-name="Internet_20_link"><text:s text:c="2"/>Résumé<text:tab/>3</text:a></text:p>
          <text:p text:style-name="P12"><text:a xlink:type="simple" xlink:href="#__RefHeading__20346_1162629425" text:style-name="Internet_20_link" text:visited-style-name="Internet_20_link"><text:s text:c="2"/>Abstract<text:tab/>3</text:a></text:p>
          <text:p text:style-name="P12"><text:a xlink:type="simple" xlink:href="#__RefHeading__20348_1162629425" text:style-name="Internet_20_link" text:visited-style-name="Internet_20_link">1. <text:s/>Introduction<text:tab/>7</text:a></text:p>
          <text:p text:style-name="P12"><text:a xlink:type="simple" xlink:href="#__RefHeading__20350_1162629425" text:style-name="Internet_20_link" text:visited-style-name="Internet_20_link">2. <text:s/>Développement<text:tab/>7</text:a></text:p>
          <text:p text:style-name="P11"><text:a xlink:type="simple" xlink:href="#__RefHeading__20462_1162629425" text:style-name="Internet_20_link" text:visited-style-name="Internet_20_link">2.1Titre 2<text:tab/>7</text:a></text:p>
          <text:p text:style-name="P10"><text:a xlink:type="simple" xlink:href="#__RefHeading__20572_1162629425" text:style-name="Internet_20_link" text:visited-style-name="Internet_20_link">2.1.1Titre 3<text:tab/>7</text:a></text:p>
          <text:p text:style-name="P12"><text:a xlink:type="simple" xlink:href="#__RefHeading__20352_1162629425" text:style-name="Internet_20_link" text:visited-style-name="Internet_20_link">3. <text:s/>Conclusion<text:tab/>7</text:a></text:p>
          <text:p text:style-name="P12"><text:a xlink:type="simple" xlink:href="#__RefHeading__20354_1162629425" text:style-name="Internet_20_link" text:visited-style-name="Internet_20_link"><text:s text:c="2"/>Références Bibliographiques<text:tab/>9</text:a></text:p>
          <text:p text:style-name="P12"><text:a xlink:type="simple" xlink:href="#__RefHeading__23102_1162629425" text:style-name="Internet_20_link" text:visited-style-name="Internet_20_link"><text:s text:c="2"/>Annexes<text:tab/>11</text:a></text:p>
          <text:p text:style-name="P11"><text:a xlink:type="simple" xlink:href="#__RefHeading__23104_1162629425" text:style-name="Internet_20_link" text:visited-style-name="Internet_20_link">Annexe 1 -Annexe 1<text:tab/>12</text:a></text:p>
          <text:p text:style-name="P10"><text:a xlink:type="simple" xlink:href="#__RefHeading__20574_1162629425" text:style-name="Internet_20_link" text:visited-style-name="Internet_20_link">A1.1.Annexe 2<text:tab/>12</text:a></text:p>
        </text:index-body>
      </text:table-of-content>
      <text:p text:style-name="P3"/>
      <text:illustration-index text:style-name="Sect1" text:protected="true" text:name="Index des illustrations1">
        <text:illustration-index-source text:caption-sequence-name="Illustration" text:caption-sequence-format="text">
          <text:index-title-template text:style-name="Illustration_20_Index_20_Heading">Index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Illustration_20_Index_20_Heading">Index des illustrations</text:p>
          </text:index-title>
        </text:index-body>
      </text:illustration-index>
      <text:p text:style-name="P3"/>
      <text:h text:style-name="P15" text:outline-level="1"><text:bookmark-start text:name="__RefHeading__20348_1162629425"/>L’algorithme k-means classique : algorithme de lloyd<text:bookmark-end text:name="__RefHeading__20348_1162629425"/></text:h>
      <text:p text:style-name="P26"/>
      <text:p text:style-name="P26"><text:span text:style-name="T2">Voici la formulation du problème de k-moyennes :</text:span></text:p>
      <text:p text:style-name="P26"/>
      <text:p text:style-name="P26"><text:span text:style-name="T2">Ce problème est NP-difficile[1], c’est-à-dire que <text:s/></text:span></text:p>
      <text:p text:style-name="P25">Cependant, il y a des heuristiques pour ce problème.</text:p>
      <text:p text:style-name="P25">L’un des heuristiques le plus célèbre est l’algorithme de Lloyd<text:span text:style-name="T3">[1], que nous appellons par la suite l’algorithme classique.</text:span></text:p>
      <text:p text:style-name="P25"/>
      <text:h text:style-name="P16" text:outline-level="2">Principe de l’algorithme classique</text:h>
      <text:p text:style-name="P27"><text:tab/><text:span text:style-name="T4">Nous décrivons dans cette partie l’algorithme classique[].</text:span></text:p>
      <text:h text:style-name="P21" text:outline-level="4">Données de départ (entrées)</text:h>
      <text:p text:style-name="P28"><text:tab/><text:span text:style-name="T3">On se donne le nombre k de cluster qu’on veut avoir à la fin, l’ensemble de données qu’on veut partitionner en k cluster, une norme </text:span></text:p>
      <text:h text:style-name="P21" text:outline-level="4">Initialisation</text:h>
      <text:h text:style-name="P21" text:outline-level="4">Coeur de l’algorithme</text:h>
      <text:h text:style-name="P21" text:outline-level="4">Sorties</text:h>
      <text:h text:style-name="P16" text:outline-level="2">Complexité de l’algorithme classique</text:h>
      <text:p text:style-name="P27"><text:tab/><text:span text:style-name="T4">L’algorithme ci-dessus a une complexité de []</text:span></text:p>
      <text:h text:style-name="P16" text:outline-level="2">Initialisation</text:h>
      <text:h text:style-name="P16" text:outline-level="2">Applications sur des données </text:h>
      <text:p text:style-name="P27"><text:tab/><text:span text:style-name="T4">Nous avons appliqué l’algorithme ci-dessus à certaines données. Pour chaque exemple d’application, nous montrons et interprétons les résultats observés. </text:span></text:p>
      <text:h text:style-name="P19" text:outline-level="3">Données IRIS</text:h>
      <text:p text:style-name="P27"><text:tab/><text:span text:style-name="T4">Il s’agit des données </text:span></text:p>
      <text:h text:style-name="P22" text:outline-level="4">Nombres de données dans chaque cluster</text:h>
      <text:h text:style-name="P22" text:outline-level="4">Taux d'erreur</text:h>
      <text:h text:style-name="P22" text:outline-level="4">Temps d’exécution</text:h>
      <text:h text:style-name="P19" text:outline-level="3">Données MNIST</text:h>
      <text:p text:style-name="P29"><text:span text:style-name="T4"><text:tab/>Il s’agit des données </text:span></text:p>
      <text:h text:style-name="P22" text:outline-level="4"><text:soft-page-break/>Nombres de données dans chaque cluster</text:h>
      <text:h text:style-name="P22" text:outline-level="4">Taux d'erreur</text:h>
      <text:h text:style-name="P22" text:outline-level="4">Temps d’exécution</text:h>
      <text:p text:style-name="P29"/>
      <text:h text:style-name="P19" text:outline-level="3">Nuage des points générés artificiellement</text:h>
      <text:p text:style-name="P29"><text:tab/><text:span text:style-name="T4">Il s’agit des données </text:span></text:p>
      <text:h text:style-name="P22" text:outline-level="4">Nombres de données dans chaque cluster</text:h>
      <text:h text:style-name="P22" text:outline-level="4">Taux d'erreur</text:h>
      <text:h text:style-name="P22" text:outline-level="4">Temps d’exécution</text:h>
      <text:p text:style-name="P27"/>
      <text:h text:style-name="P20" text:outline-level="3">Première conclusion</text:h>
      <text:p text:style-name="Text_20_body"/>
      <text:p text:style-name="P18"/>
      <text:h text:style-name="Heading_20_1" text:outline-level="1"><text:bookmark-start text:name="__RefHeading__20350_1162629425"/>Développement<text:bookmark-end text:name="__RefHeading__20350_1162629425"/></text:h>
      <text:h text:style-name="Heading_20_2" text:outline-level="2"><text:bookmark-start text:name="__RefHeading__20462_1162629425"/>Titre 2<text:bookmark-end text:name="__RefHeading__20462_1162629425"/></text:h>
      <text:h text:style-name="Heading_20_3" text:outline-level="3"><text:bookmark-start text:name="__RefHeading__20572_1162629425"/>Titre 3<text:bookmark-end text:name="__RefHeading__20572_1162629425"/></text:h>
      <text:h text:style-name="Heading_20_4" text:outline-level="4">Titre 4</text:h>
      <text:p text:style-name="Text_20_body">Corps de texte</text:p>
      <text:p text:style-name="Preformatted_20_Text">Texte préformaté</text:p>
      <text:list xml:id="list3878177372214197023" text:style-name="WW8Num19">
        <text:list-item>
          <text:p text:style-name="List">Liste</text:p>
        </text:list-item>
      </text:list>
      <text:p text:style-name="Text_20_body_20_indent">Retrait corps de texte</text:p>
      <text:list xml:id="list6864338439775817152" text:style-name="WW8Num18">
        <text:list-item>
          <text:p text:style-name="Liste_20_2">Liste 2</text:p>
        </text:list-item>
      </text:list>
      <text:p text:style-name="Retrait_20_corps_20_de_20_texte_20_2">Retrait corps de texte 2</text:p>
      <text:h text:style-name="P14" text:outline-level="1"><text:bookmark-start text:name="__RefHeading__20352_1162629425"/>CHOIX de k<text:bookmark-end text:name="__RefHeading__20352_1162629425"/></text:h>
      <text:p text:style-name="Subtitle"><text:bookmark-start text:name="__RefHeading__20354_1162629425"/>Références Bibliographiques<text:bookmark-end text:name="__RefHeading__20354_1162629425"/></text:p>
      <text:p text:style-name="P9">[1] <text:s/>An Efficient</text:p>
      <text:p text:style-name="P13"/>
      <text:p text:style-name="P23"><text:bookmark-start text:name="__RefHeading__23102_1162629425"/>Annexes<text:bookmark-end text:name="__RefHeading__23102_1162629425"/></text:p>
      <text:list xml:id="list6542949539552656955" text:style-name="WW8Num11">
        <text:list-item>
          <text:h text:style-name="Annexe_20_1" text:outline-level="2"><text:bookmark-start text:name="__RefHeading__23104_1162629425"/>Annexe 1<text:bookmark-end text:name="__RefHeading__23104_1162629425"/></text:h>
          <text:list>
            <text:list-item>
              <text:h text:style-name="Annexe_20_2" text:outline-level="3"><text:bookmark-start text:name="__RefHeading__20574_1162629425"/>Annexe 2<text:bookmark-end text:name="__RefHeading__20574_1162629425"/></text:h>
              <text:list>
                <text:list-item>
                  <text:h text:style-name="Annexe_20_3" text:outline-level="4">Annexe 3</text:h>
                </text:list-item>
              </text:list>
            </text:list-item>
          </text:list>
        </text:list-item>
      </text:list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8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dvP6EC0" svg:font-family="AdvP6EC0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orgia" svg:font-family="Georgi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31A000004639837516C7E1B8F26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06cm" fo:margin-bottom="0.106cm" loext:contextual-spacing="false" fo:text-align="justify" style:justify-single-word="false"/>
    </style:style>
    <style:style style:name="List" style:family="paragraph" style:parent-style-name="Standard" style:list-style-name="WW8Num19" style:class="list">
      <style:paragraph-properties fo:margin-left="1.002cm" fo:margin-right="0cm" fo:margin-top="0.106cm" fo:margin-bottom="0.106cm" loext:contextual-spacing="false" fo:text-indent="-0.501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fo:keep-with-next="always"/>
      <style:text-properties fo:text-transform="uppercase" fo:color="#a8b50a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12cm" loext:contextual-spacing="false" fo:keep-with-next="always">
        <style:tab-stops>
          <style:tab-stop style:position="2.501cm"/>
        </style:tab-stops>
      </style:paragraph-properties>
      <style:text-properties fo:font-variant="small-caps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3.501cm" fo:margin-right="0cm" fo:margin-top="0.212cm" fo:margin-bottom="0.212cm" loext:contextual-spacing="false" fo:text-indent="-1.501cm" style:auto-text-indent="false" fo:keep-with-next="always">
        <style:tab-stops>
          <style:tab-stop style:position="3.501cm"/>
        </style:tab-stops>
      </style:paragraph-properties>
      <style:text-properties fo:font-size="12pt" fo:font-weight="bold" style:font-size-asian="12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loext:contextual-spacing="false" fo:keep-with-next="always"/>
      <style:text-properties fo:font-style="italic" style:text-underline-style="solid" style:text-underline-width="auto" style:text-underline-color="font-color" fo:font-weight="bold" style:font-style-asian="italic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  <style:text-properties style:use-window-font-color="true"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 fo:margin-top="0.423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text-transform="uppercase" fo:font-size="12pt" fo:font-weight="bold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cm" loext:contextual-spacing="false">
        <style:tab-stops>
          <style:tab-stop style:position="1.058cm"/>
          <style:tab-stop style:position="15.968cm" style:type="right" style:leader-style="dotted" style:leader-text="."/>
        </style:tab-stops>
      </style:paragraph-properties>
      <style:text-properties fo:font-variant="small-caps" fo:font-weight="bold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53cm" fo:margin-right="0cm" fo:text-indent="0cm" style:auto-text-indent="false"/>
      <style:text-properties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size-complex="10pt"/>
    </style:style>
    <style:style style:name="Annexe_20_1" style:display-name="Annexe 1" style:family="paragraph" style:parent-style-name="Standard" style:next-style-name="Text_20_body" style:default-outline-level="2" style:list-style-name="WW8Num11" style:master-page-name="">
      <style:paragraph-properties fo:margin-top="0.635cm" fo:margin-bottom="0.423cm" loext:contextual-spacing="false" fo:text-align="center" style:justify-single-word="false" style:page-number="auto" fo:break-before="page">
        <style:tab-stops>
          <style:tab-stop style:position="5.927cm"/>
        </style:tab-stops>
      </style:paragraph-properties>
      <style:text-properties fo:text-transform="uppercase" fo:font-size="16pt" fo:font-weight="bold" style:font-size-asian="16pt" style:font-weight-asian="bold"/>
    </style:style>
    <style:style style:name="Annexe_20_2" style:display-name="Annexe 2" style:family="paragraph" style:parent-style-name="Annexe_20_1" style:next-style-name="Text_20_body" style:default-outline-level="3" style:list-style-name="WW8Num11" style:master-page-name="">
      <style:paragraph-properties fo:margin-top="0.423cm" fo:margin-bottom="0.212cm" loext:contextual-spacing="false" fo:text-align="start" style:justify-single-word="false" style:page-number="auto" fo:break-before="auto" fo:break-after="auto"/>
      <style:text-properties fo:font-variant="normal" fo:text-transform="none" fo:font-size="14pt" style:font-size-asian="14pt"/>
    </style:style>
    <style:style style:name="Annexe_20_3" style:display-name="Annexe 3" style:family="paragraph" style:parent-style-name="Annexe_20_2" style:next-style-name="Text_20_body" style:default-outline-level="4" style:list-style-name="WW8Num11">
      <style:paragraph-properties fo:margin-left="3cm" fo:margin-right="0cm" fo:margin-top="0.212cm" fo:margin-bottom="0.212cm" loext:contextual-spacing="false" fo:text-indent="-2cm" style:auto-text-indent="false">
        <style:tab-stops>
          <style:tab-stop style:position="3cm"/>
        </style:tab-stops>
      </style:paragraph-properties>
      <style:text-properties fo:font-size="12pt" style:font-size-asian="12pt"/>
    </style:style>
    <style:style style:name="Subtitle" style:family="paragraph" style:parent-style-name="Standard" style:next-style-name="Text_20_body" style:class="chapter" style:master-page-name="Right_20_Page">
      <style:paragraph-properties fo:margin-top="0cm" fo:margin-bottom="0.847cm" loext:contextual-spacing="false" fo:text-align="center" style:justify-single-word="false" style:page-number="auto"/>
      <style:text-properties fo:color="#a8b50a" fo:font-size="20pt" fo:font-weight="bold" style:font-size-asian="20pt" style:font-weight-asian="bold" style:font-name-complex="Arial" style:font-family-complex="Arial" style:font-family-generic-complex="swiss" style:font-pitch-complex="variable" style:font-size-complex="20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</style:style>
    <style:style style:name="Retrait_20_corps_20_de_20_texte_20_2" style:display-name="Retrait corps de texte 2" style:family="paragraph" style:parent-style-name="Text_20_body">
      <style:paragraph-properties fo:margin-left="2cm" fo:margin-right="0cm" fo:text-indent="0cm" style:auto-text-indent="false"/>
    </style:style>
    <style:style style:name="Liste_20_2" style:display-name="Liste 2" style:family="paragraph" style:parent-style-name="Retrait_20_corps_20_de_20_texte_20_2" style:list-style-name="WW8Num18">
      <style:paragraph-properties fo:margin-left="2cm" fo:margin-right="0cm" fo:text-indent="-0.499cm" style:auto-text-indent="false">
        <style:tab-stops>
          <style:tab-stop style:position="2cm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32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éambule" style:family="paragraph" style:parent-style-name="Heading_20_1" style:next-style-name="Text_20_body" style:default-outline-level="" style:list-style-name="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olice_20_par_20_défaut" style:display-name="Police par défaut" style:family="text"/>
    <style:style style:name="Gras" style:family="text">
      <style:text-properties fo:font-weight="bold" style:font-weight-asian="bold"/>
    </style:style>
    <style:style style:name="Italique" style:family="text">
      <style:text-properties fo:font-style="italic" style:font-style-asian="italic"/>
    </style:style>
    <style:style style:name="Souligné" style:family="text">
      <style:text-properties style:text-underline-style="solid" style:text-underline-width="auto" style:text-underline-color="font-color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Police_20_par_20_défaut"/>
    <style:style style:name="Citation" style:family="text">
      <style:text-properties fo:font-style="italic" style:font-style-asian="italic" style:font-style-complex="italic"/>
    </style:style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101cm"/>
      </text:outline-level-style>
      <text:outline-level-style text:level="2" style:num-format="1" text:display-levels="2">
        <style:list-level-properties text:min-label-distance="0.101cm"/>
      </text:outline-level-style>
      <text:outline-level-style text:level="3" style:num-format="1" text:display-levels="3">
        <style:list-level-properties text:min-label-distance="0.101cm"/>
      </text:outline-level-style>
      <text:outline-level-style text:level="4" style:num-format="">
        <style:list-level-properties text:min-label-distance="0.101cm"/>
      </text:outline-level-style>
      <text:outline-level-style text:level="5" style:num-prefix="(" style:num-suffix=")" style:num-format="a" style:num-letter-sync="true">
        <style:list-level-properties text:min-label-distance="0.101cm"/>
      </text:outline-level-style>
      <text:outline-level-style text:level="6" style:num-prefix="(" style:num-suffix=")" style:num-format="i">
        <style:list-level-properties text:min-label-distance="0.101cm"/>
      </text:outline-level-style>
      <text:outline-level-style text:level="7" style:num-suffix="." style:num-format="1">
        <style:list-level-properties text:min-label-distance="0.101cm"/>
      </text:outline-level-style>
      <text:outline-level-style text:level="8" style:num-suffix="." style:num-format="a" style:num-letter-sync="true">
        <style:list-level-properties text:min-label-distance="0.101cm"/>
      </text:outline-level-style>
      <text:outline-level-style text:level="9" style:num-suffix="." style:num-format="i">
        <style:list-level-properties text:min-label-distance="0.101cm"/>
      </text:outline-level-style>
      <text:outline-level-style text:level="10" style:num-format="">
        <style:list-level-properties text:min-label-distance="0.101cm"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Zeichenformat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>
      <text:list-level-style-number text:level="1" style:num-prefix="Annexe " style:num-suffix=" -" style:num-format="1">
        <style:list-level-properties text:min-label-distance="0.101cm"/>
      </text:list-level-style-number>
      <text:list-level-style-number text:level="2" style:num-prefix="A" style:num-suffix="." style:num-format="1" text:display-levels="2">
        <style:list-level-properties text:min-label-distance="0.101cm"/>
      </text:list-level-style-number>
      <text:list-level-style-number text:level="3" style:num-prefix="A" style:num-suffix="." style:num-format="1" text:display-levels="3">
        <style:list-level-properties text:min-label-distance="0.101cm"/>
      </text:list-level-style-number>
      <text:list-level-style-number text:level="4" style:num-suffix="." style:num-format="1" text:display-levels="4">
        <style:list-level-properties text:min-label-distance="0.101cm"/>
      </text:list-level-style-number>
      <text:list-level-style-number text:level="5" style:num-suffix="." style:num-format="1" text:display-levels="5">
        <style:list-level-properties text:min-label-distance="0.101cm"/>
      </text:list-level-style-number>
      <text:list-level-style-number text:level="6" style:num-suffix="." style:num-format="1" text:display-levels="6">
        <style:list-level-properties text:min-label-distance="0.101cm"/>
      </text:list-level-style-number>
      <text:list-level-style-number text:level="7" style:num-suffix="." style:num-format="1" text:display-levels="7">
        <style:list-level-properties text:min-label-distance="0.101cm"/>
      </text:list-level-style-number>
      <text:list-level-style-number text:level="8" style:num-suffix="." style:num-format="1" text:display-levels="8">
        <style:list-level-properties text:min-label-distance="0.101cm"/>
      </text:list-level-style-number>
      <text:list-level-style-number text:level="9" style:num-suffix="." style:num-format="1" text:display-levels="9">
        <style:list-level-properties text:min-label-distance="0.101cm"/>
      </text:list-level-style-number>
      <text:list-level-style-number text:level="10" style:num-suffix="." style:num-format="1">
        <style:list-level-properties text:min-label-distance="0.101cm"/>
      </text:list-level-style-number>
    </text:list-style>
    <text:list-style style:name="WW8Num12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3">
      <text:list-level-style-bullet text:level="1" text:style-name="Zeichenformat" text:bullet-char="">
        <style:list-level-properties/>
        <style:text-properties style:font-name="Symbol"/>
      </text:list-level-style-bullet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4">
      <text:list-level-style-number text:level="1" style:num-prefix="Annexe " style:num-suffix=" -" style:num-format="1">
        <style:list-level-properties/>
      </text:list-level-style-number>
      <text:list-level-style-number text:level="2" style:num-prefix="A" style:num-suffix="." style:num-format="1" text:display-levels="2">
        <style:list-level-properties/>
      </text:list-level-style-number>
      <text:list-level-style-number text:level="3" style:num-prefix="A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6">
      <text:list-level-style-bullet text:level="1" text:style-name="Zeichenformat" text:bullet-char="-">
        <style:list-level-properties/>
        <style:text-properties style:font-name="Times New Roman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style:font-name="Wingdings"/>
      </text:list-level-style-bullet>
      <text:list-level-style-bullet text:level="4" text:style-name="Zeichenformat" text:bullet-char="">
        <style:list-level-properties/>
        <style:text-properties style:font-name="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style:font-name="Wingdings"/>
      </text:list-level-style-bullet>
      <text:list-level-style-bullet text:level="7" text:style-name="Zeichenformat" text:bullet-char="">
        <style:list-level-properties/>
        <style:text-properties style:font-name="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)" style:num-format="1">
        <style:list-level-properties/>
      </text:list-level-style-number>
      <text:list-level-style-number text:level="2" style:num-suffix=")" style:num-format="a" style:num-letter-sync="true">
        <style:list-level-properties/>
      </text:list-level-style-number>
      <text:list-level-style-number text:level="3" style:num-suffix=")" style:num-format="i">
        <style:list-level-properties/>
      </text:list-level-style-number>
      <text:list-level-style-number text:level="4" style:num-prefix="(" style:num-suffix=")" style:num-format="1">
        <style:list-level-properties/>
      </text:list-level-style-number>
      <text:list-level-style-number text:level="5" style:num-prefix="(" style:num-suffix=")" style:num-format="a" style:num-letter-sync="true">
        <style:list-level-properties/>
      </text:list-level-style-number>
      <text:list-level-style-number text:level="6" style:num-prefix="(" style:num-suffix=")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Zeichenformat" text:bullet-char="">
        <style:list-level-properties/>
        <style:text-properties style:font-name="Wingdings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style:font-name="Wingdings"/>
      </text:list-level-style-bullet>
      <text:list-level-style-bullet text:level="4" text:style-name="Zeichenformat" text:bullet-char="">
        <style:list-level-properties/>
        <style:text-properties style:font-name="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style:font-name="Wingdings"/>
      </text:list-level-style-bullet>
      <text:list-level-style-bullet text:level="7" text:style-name="Zeichenformat" text:bullet-char="">
        <style:list-level-properties/>
        <style:text-properties style:font-name="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Zeichenformat" text:bullet-char="-">
        <style:list-level-properties/>
        <style:text-properties style:font-name="Times New Roman"/>
      </text:list-level-style-bullet>
      <text:list-level-style-bullet text:level="2" text:style-name="Zeichenformat" text:bullet-char="o">
        <style:list-level-properties/>
        <style:text-properties style:font-name="Courier New"/>
      </text:list-level-style-bullet>
      <text:list-level-style-bullet text:level="3" text:style-name="Zeichenformat" text:bullet-char="">
        <style:list-level-properties/>
        <style:text-properties style:font-name="Wingdings"/>
      </text:list-level-style-bullet>
      <text:list-level-style-bullet text:level="4" text:style-name="Zeichenformat" text:bullet-char="">
        <style:list-level-properties/>
        <style:text-properties style:font-name="Symbol"/>
      </text:list-level-style-bullet>
      <text:list-level-style-bullet text:level="5" text:style-name="Zeichenformat" text:bullet-char="o">
        <style:list-level-properties/>
        <style:text-properties style:font-name="Courier New"/>
      </text:list-level-style-bullet>
      <text:list-level-style-bullet text:level="6" text:style-name="Zeichenformat" text:bullet-char="">
        <style:list-level-properties/>
        <style:text-properties style:font-name="Wingdings"/>
      </text:list-level-style-bullet>
      <text:list-level-style-bullet text:level="7" text:style-name="Zeichenformat" text:bullet-char="">
        <style:list-level-properties/>
        <style:text-properties style:font-name="Symbol"/>
      </text:list-level-style-bullet>
      <text:list-level-style-bullet text:level="8" text:style-name="Zeichenformat" text:bullet-char="o">
        <style:list-level-properties/>
        <style:text-properties style:font-name="Courier New"/>
      </text:list-level-style-bullet>
      <text:list-level-style-bullet text:level="9" text:style-name="Zeichenformat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2">
      <text:list-level-style-number text:level="1" style:num-prefix="Annexe " style:num-suffix=" -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zxx" fo:country="none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89cm" fo:page-height="29.699cm" style:num-format="1" style:print-orientation="portrait" fo:margin-top="1cm" fo:margin-bottom="1cm" fo:margin-left="9.16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501cm" fo:margin-left="0cm" fo:margin-right="0cm" fo:margin-top="1.402cm" style:dynamic-spacing="true"/>
      </style:footer-style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no-repeat" draw:fill-image-ref-point="bottom" style:footnote-max-height="0cm">
        <style:background-image xlink:href="Pictures/100000000000031A000004639837516C7E1B8F26.png" xlink:type="simple" xlink:actuate="onLoad" style:position="bottom center" style:repeat="no-repeat"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0.98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>
      <style:page-layout-properties fo:page-width="20.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char" svg:x="0cm" svg:y="-17.688cm" svg:width="10.74cm" svg:height="2.66cm" draw:z-index="0"><draw:image xlink:href="Pictures/100000000000027D0000009DC0115F35EC17CB10.jpg" xlink:type="simple" xlink:show="embed" xlink:actuate="onLoad"/></draw:frame><draw:frame draw:style-name="Mfr1" draw:name="images3" text:anchor-type="char" svg:x="0cm" svg:y="-3.433cm" svg:width="2.679cm" svg:height="2.679cm" draw:z-index="0"><draw:image xlink:href="Pictures/10000000000000B1000000B149F2897ED146D50B.jpg" xlink:type="simple" xlink:show="embed" xlink:actuate="onLoad"/></draw:frame></text:p>
      </style:footer>
    </style:master-page>
    <style:master-page style:name="Dernière_20_De_20_Couverture" style:display-name="Dernière De Couverture" style:page-layout-name="Mpm2" style:next-style-name="Standard"/>
    <style:master-page style:name="Première_20_de_20_Couverture" style:display-name="Première de Couverture" style:page-layout-name="Mpm3" style:next-style-name="Left_20_Page"/>
    <style:master-page style:name="Left_20_Page" style:display-name="Left Page" style:page-layout-name="Mpm4" style:next-style-name="Right_20_Page">
      <style:footer>
        <text:user-field-decls>
          <text:user-field-decl office:value-type="string" office:string-value="0.1" text:name="NuméroVersion"/>
          <text:user-field-decl office:value-type="string" office:string-value="Etude et implémentation de l'algorithme des k-means" text:name="TitreDocument"/>
        </text:user-field-decls>
        <text:p text:style-name="Footer_20_left"><text:tab/><text:page-number text:select-page="current">12</text:page-number> / <text:page-count>14</text:page-count><text:tab/><text:user-field-get text:name="TitreDocument">Etude et implémentation de l'algorithme des k-means</text:user-field-get> - v <text:user-field-get text:name="NuméroVersion">0.1</text:user-field-get></text:p>
      </style:footer>
    </style:master-page>
    <style:master-page style:name="Right_20_Page" style:display-name="Right Page" style:page-layout-name="Mpm5" style:next-style-name="Left_20_Page">
      <style:footer>
        <text:user-field-decls>
          <text:user-field-decl office:value-type="string" office:string-value="0.1" text:name="NuméroVersion"/>
          <text:user-field-decl office:value-type="string" office:string-value="Etude et implémentation de l'algorithme des k-means" text:name="TitreDocument"/>
        </text:user-field-decls>
        <text:p text:style-name="Footer_20_right"><text:user-field-get text:name="TitreDocument">Etude et implémentation de l'algorithme des k-means</text:user-field-get> - v <text:user-field-get text:name="NuméroVersion">0.1</text:user-field-get><text:tab/><text:page-number text:select-page="current">11</text:page-number> / <text:page-count>14</text:page-count><text:tab/></text:p>
      </style:footer>
    </style:master-page>
    <style:master-page style:name="First_20_Page" style:display-name="Firs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MacOSX_X86_64 LibreOffice_project/5e3e00a007d9b3b6efb6797a8b8e57b51ab1f737</meta:generator>
    <dc:title>RapportTB</dc:title>
    <meta:creation-date>2016-10-28T17:32:18.646912000</meta:creation-date>
    <meta:editing-cycles>4</meta:editing-cycles>
    <meta:editing-duration>PT17M29S</meta:editing-duration>
    <dc:date>2016-11-10T16:52:29.731848000</dc:date>
    <meta:document-statistic meta:table-count="3" meta:image-count="4" meta:object-count="0" meta:page-count="14" meta:paragraph-count="77" meta:word-count="360" meta:character-count="2255" meta:non-whitespace-character-count="1972"/>
    <meta:user-defined meta:name="Info 1"/>
    <meta:user-defined meta:name="Info 2"/>
    <meta:user-defined meta:name="Info 3"/>
    <meta:user-defined meta:name="Info 4"/>
  </office:meta>
</office:document-meta>
</file>